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5.8311in" svg:y="1.2339in">
            <draw:object draw:notify-on-update-of-ranges="Sheet1.A1:Sheet1.A48 Sheet1.B1:Sheet1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3.6307in" svg:y="11.1476in">
            <draw:object draw:notify-on-update-of-ranges="Sheet1.A65:Sheet1.A87 Sheet1.B65:Sheet1.B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72in" svg:height="3.5453in" svg:x="3.6307in" svg:y="15.1319in">
            <draw:object draw:notify-on-update-of-ranges="Sheet1.A88:Sheet1.A111 Sheet1.B88:Sheet1.B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rold Brand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4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21:39:57.682136844</meta:creation-date>
    <dc:date>2024-07-12T22:00:57.208329476</dc:date>
    <meta:editing-duration>PT20M59S</meta:editing-duration>
    <meta:editing-cycles>1</meta:editing-cycles>
    <meta:document-statistic meta:table-count="1" meta:cell-count="191" meta:object-count="3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3.253cm" svg:y="0.468cm" style:legend-expansion="high" chart:style-name="ch2"/>
        <chart:plot-area chart:style-name="ch3" table:cell-range-address="Sheet1.A1:Sheet1.B48" chart:data-source-has-labels="column" svg:x="0.319cm" svg:y="0.18cm" svg:width="12.615cm" svg:height="8.645cm">
          <chart:coordinate-region svg:x="2.304cm" svg:y="0.181cm" svg:width="8.644cm" svg:height="8.644cm"/>
          <chart:axis chart:dimension="x" chart:name="primary-x" chart:style-name="ch4" chartooo:axis-type="auto">
            <chartooo:date-scale/>
            <chart:categories table:cell-range-address="Sheet1.A1:Sheet1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.</text:p>
                <draw:g>
                  <svg:desc>Sheet1.A1:Sheet1.A48</svg:desc>
                </draw:g>
              </table:table-cell>
              <table:table-cell office:value-type="float" office:value="56">
                <text:p>56</text:p>
                <draw:g>
                  <svg:desc>Sheet1.B1:Sheet1.B48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733cm" svg:y="4.204cm" style:legend-expansion="high" chart:style-name="ch2"/>
        <chart:plot-area chart:style-name="ch3" table:cell-range-address="Sheet1.A65:Sheet1.B87" chart:data-source-has-labels="column" svg:x="0.319cm" svg:y="0.18cm" svg:width="13.095cm" svg:height="8.646cm">
          <chart:coordinate-region svg:x="0.94cm" svg:y="0.379cm" svg:width="12.474cm" svg:height="7.8cm"/>
          <chart:axis chart:dimension="x" chart:name="primary-x" chart:style-name="ch4" chartooo:axis-type="auto">
            <chartooo:date-scale/>
            <chart:categories table:cell-range-address="Sheet1.A65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5:Sheet1.B87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65:Sheet1.A87</svg:desc>
                </draw:g>
              </table:table-cell>
              <table:table-cell office:value-type="float" office:value="8">
                <text:p>8</text:p>
                <draw:g>
                  <svg:desc>Sheet1.B65:Sheet1.B8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3.733cm" svg:y="4.204cm" style:legend-expansion="high" chart:style-name="ch2"/>
        <chart:plot-area chart:style-name="ch3" table:cell-range-address="Sheet1.A88:Sheet1.B111" chart:data-source-has-labels="column" svg:x="0.319cm" svg:y="0.18cm" svg:width="13.095cm" svg:height="8.646cm">
          <chart:coordinate-region svg:x="0.94cm" svg:y="0.379cm" svg:width="12.474cm" svg:height="7.8cm"/>
          <chart:axis chart:dimension="x" chart:name="primary-x" chart:style-name="ch4" chartooo:axis-type="auto">
            <chartooo:date-scale/>
            <chart:categories table:cell-range-address="Sheet1.A88:Sheet1.A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8:Sheet1.B11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88:Sheet1.A111</svg:desc>
                </draw:g>
              </table:table-cell>
              <table:table-cell office:value-type="float" office:value="52">
                <text:p>52</text:p>
                <draw:g>
                  <svg:desc>Sheet1.B88:Sheet1.B1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